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orphans="0" fo:widows="0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6" style:family="paragraph" style:parent-style-name="Standard">
      <style:paragraph-properties fo:margin-left="1.249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1.249cm" fo:margin-right="0cm" fo:orphans="0" fo:widows="0" fo:text-indent="0cm" style:auto-text-indent="false"/>
      <style:text-properties fo:font-size="11pt" style:font-size-asian="11pt" style:font-size-complex="11pt"/>
    </style:style>
    <style:style style:name="P8" style:family="paragraph" style:parent-style-name="Standard" style:master-page-name="Standard">
      <style:paragraph-properties fo:orphans="0" fo:widows="0" style:page-number="auto"/>
    </style:style>
    <style:style style:name="T1" style:family="text">
      <style:text-properties style:font-name="Courier 10 Pitch" fo:font-size="16pt" fo:font-weight="bold" style:font-size-asian="16pt" style:font-weight-asian="bold" style:font-name-complex="Arial" style:font-size-complex="16pt" style:font-weight-complex="bold"/>
    </style:style>
    <style:style style:name="T2" style:family="text">
      <style:text-properties style:font-name="Courier 10 Pitch" fo:font-size="16pt" fo:font-weight="bold" officeooo:rsid="0009112a" style:font-size-asian="16pt" style:font-weight-asian="bold" style:font-name-complex="Arial" style:font-size-complex="16pt" style:font-weight-complex="bold"/>
    </style:style>
    <style:style style:name="T3" style:family="text">
      <style:text-properties style:font-name="Courier 10 Pitch" fo:font-size="16pt" fo:font-weight="normal" officeooo:rsid="0009112a" style:font-size-asian="16pt" style:font-weight-asian="normal" style:font-name-complex="Arial" style:font-size-complex="16pt" style:font-weight-complex="normal"/>
    </style:style>
    <style:style style:name="T4" style:family="text">
      <style:text-properties style:font-name="Courier 10 Pitch" fo:font-size="12pt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style:font-name="Courier 10 Pitch" fo:font-size="12pt" fo:font-weight="normal" style:font-size-asian="12pt" style:font-weight-asian="normal" style:font-name-complex="Arial" style:font-size-complex="12pt" style:font-weight-complex="normal"/>
    </style:style>
    <style:style style:name="T6" style:family="text">
      <style:text-properties style:font-name="Courier 10 Pitch" fo:font-size="12pt" fo:font-weight="normal" officeooo:rsid="0009112a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Courier 10 Pitch" fo:font-size="11pt" fo:font-weight="normal" officeooo:rsid="0009112a" style:font-size-asian="11pt" style:font-weight-asian="normal" style:font-name-complex="Arial" style:font-size-complex="11pt" style:font-weight-complex="normal"/>
    </style:style>
    <style:style style:name="T8" style:family="text">
      <style:text-properties style:font-name="Courier 10 Pitch" fo:font-weight="bold" style:font-weight-asian="bold" style:font-name-complex="Arial" style:font-weight-complex="bold"/>
    </style:style>
    <style:style style:name="T9" style:family="text">
      <style:text-properties style:font-name="Courier 10 Pitch" fo:font-weight="normal" style:font-weight-asian="normal" style:font-name-complex="Arial" style:font-weight-complex="normal"/>
    </style:style>
    <style:style style:name="T10" style:family="text">
      <style:text-properties style:font-name="Courier 10 Pitch" fo:font-weight="normal" officeooo:rsid="0009112a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lperose (Polo Hofer)<text:line-break/></text:span><text:span text:style-name="T7">1985 Hanery und Polo. Grösster Schweizer Hit</text:span></text:p>
      <text:p text:style-name="P1"><text:span text:style-name="T7"/></text:p>
      <text:p text:style-name="P5"><text:span text:style-name="T8">Intro:</text:span><text:span text:style-name="T9"> <text:tab/><text:tab/><text:tab/><text:tab/><text:tab/><text:tab/><text:tab/><text:tab/><text:tab/></text:span><text:span text:style-name="T10">115</text:span></text:p>
      <text:p text:style-name="P5"><text:span text:style-name="T9">| E <text:s text:c="6"/>| H <text:s text:c="2"/>cis | E <text:s text:c="6"/>| H <text:s text:c="6"/>|</text:span></text:p>
      <text:p text:style-name="P5"><text:span text:style-name="T9">| E <text:s text:c="6"/>| H <text:s text:c="2"/>cis | E <text:s text:c="6"/>| H <text:s text:c="2"/>E <text:s text:c="2"/>| </text:span></text:p>
      <text:p text:style-name="P5"><text:span text:style-name="T9">| Esus2 <text:s text:c="2"/>| E <text:s text:c="6"/>| Esus4 <text:s text:c="2"/>|E <text:s text:c="2"/>Esus2|</text:span></text:p>
      <text:p text:style-name="P3"/>
      <text:p text:style-name="P5"><text:span text:style-name="T8">Strophe 1&amp;2:</text:span></text:p>
      <text:p text:style-name="P5"><text:span text:style-name="T9">E <text:s text:c="16"/>H <text:s text:c="4"/>cism</text:span></text:p>
      <text:p text:style-name="P5"><text:span text:style-name="T9"><text:s/>Blüemlisalp ire Summernacht<text:line-break/>E <text:s text:c="15"/>H</text:span></text:p>
      <text:p text:style-name="P5"><text:span text:style-name="T9"><text:s/>Nachdäm i ha e Bärgtour gmacht</text:span></text:p>
      <text:p text:style-name="P5"><text:span text:style-name="T9">E <text:s text:c="23"/>H <text:s text:c="3"/>cism</text:span></text:p>
      <text:p text:style-name="P5"><text:span text:style-name="T9"><text:s/>Da ha se troffe vor dr Hütte us</text:span></text:p>
      <text:p text:style-name="P5"><text:span text:style-name="T9">E <text:s text:c="27"/>H <text:s text:c="7"/>E</text:span></text:p>
      <text:p text:style-name="P5"><text:span text:style-name="T9"><text:s/>Si het Wasser gholt för ne Bluemeschtruuss</text:span></text:p>
      <text:p text:style-name="P3"/>
      <text:p text:style-name="P5"><text:span text:style-name="T9">Uf em Bänkli vor em lääre Stall</text:span></text:p>
      <text:p text:style-name="P5"><text:span text:style-name="T9">Seit si zu mir Es isch kei Zuefall</text:span></text:p>
      <text:p text:style-name="P5"><text:span text:style-name="T9">I gloube mir sy nume einisch hie</text:span></text:p>
      <text:p text:style-name="P5"><text:span text:style-name="T9">Als wär's e Film vergisse i's nie</text:span></text:p>
      <text:p text:style-name="P3"/>
      <text:p text:style-name="P7"><text:span text:style-name="T8">Refrain:</text:span></text:p>
      <text:p text:style-name="P7"><text:span text:style-name="T8">A <text:s text:c="20"/>E</text:span></text:p>
      <text:p text:style-name="P7"><text:span text:style-name="T8"><text:s/>Alperose chöme mir i Sinn</text:span></text:p>
      <text:p text:style-name="P7"><text:span text:style-name="T8">A <text:s text:c="19"/>E</text:span></text:p>
      <text:p text:style-name="P7"><text:span text:style-name="T8"><text:s/>Alperose sy das gsy denn</text:span></text:p>
      <text:p text:style-name="P7"><text:span text:style-name="T8">A <text:s text:c="23"/>cim</text:span></text:p>
      <text:p text:style-name="P7"><text:span text:style-name="T8"><text:s/>Alperose müesse das gsy sy</text:span></text:p>
      <text:p text:style-name="P7"><text:span text:style-name="T8"><text:s text:c="4"/>A <text:s text:c="19"/>H</text:span></text:p>
      <text:p text:style-name="P7"><text:span text:style-name="T8">Wo näbe üs im Höi gläge sy</text:span></text:p>
      <text:p text:style-name="P3"/>
      <text:p text:style-name="P5"><text:span text:style-name="T8">Strophe 3&amp;4:</text:span></text:p>
      <text:p text:style-name="P5"><text:span text:style-name="T9">Sy zämezoge am glyche Ort</text:span></text:p>
      <text:p text:style-name="P5"><text:span text:style-name="T9">Wo dr Herbscht isch cho da isch si wieder furt</text:span></text:p>
      <text:p text:style-name="P5"><text:span text:style-name="T9">Furt isch furt u gly het's gschneit</text:span></text:p>
      <text:p text:style-name="P5"><text:span text:style-name="T9">Liebi chunnt und Liebi geit</text:span></text:p>
      <text:p text:style-name="P3"/>
      <text:p text:style-name="P5"><text:span text:style-name="T9">Das isch jetz scho es Wyli här</text:span></text:p>
      <text:p text:style-name="P5"><text:span text:style-name="T9">Hätt mängisch wölle, dass es nid eso wär</text:span></text:p>
      <text:p text:style-name="P5"><text:span text:style-name="T9">Und immer wenn i die Bärge gseh</text:span></text:p>
      <text:p text:style-name="P4"><text:span text:style-name="T9">Isch es wieder um mi gscheh</text:span></text:p>
      <text:p text:style-name="P2"/>
      <text:p text:style-name="P6"><text:span text:style-name="T8">Refrain</text:span></text:p>
      <text:p text:style-name="P2"/>
      <text:p text:style-name="P4"><text:span text:style-name="T8">Bridge instrumental, Saxophonsolo</text:span></text:p>
      <text:p text:style-name="P5"><text:span text:style-name="T9">| A <text:s/>H <text:s text:c="3"/>| cis fis <text:s/>| H <text:s text:c="6"/>| <text:s text:c="8"/>|<text:line-break/>| A <text:s/>H <text:s text:c="3"/>| cis fis <text:s/>| H <text:s text:c="6"/>| <text:s text:c="8"/>|<text:line-break/><text:line-break/></text:span><text:span text:style-name="T8">Gitarrensolo (1x Strophe)</text:span><text:span text:style-name="T9"><text:line-break/></text:span></text:p>
      <text:p text:style-name="P7"><text:bookmark text:name="__DdeLink__162_1158593501"/><text:span text:style-name="T8">Refrain 2x oder 3x , dann auf E Schlu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de" fo:country="DE" style:letter-kerning="true" style:font-name-asian="Droid Sans Fallback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Droid Sans Fallback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de" fo:country="DE" style:font-name-asian="Droid Sans Fallback" style:font-family-asian="'Droid Sans Fallback'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443cm" fo:margin-left="2.499cm" fo:margin-right="2.499cm" style:writing-mode="lr-tb" style:layout-grid-color="#c0c0c0" style:layout-grid-lines="6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2:18:00</meta:creation-date>
    <meta:initial-creator>Ws</meta:initial-creator>
    <dc:language>de-CH</dc:language>
    <dc:creator>benutzer </dc:creator>
    <dc:date>2017-12-07T21:33:35.059319004</dc:date>
    <meta:editing-cycles>2</meta:editing-cycles>
    <meta:editing-duration>PT2M59S</meta:editing-duration>
    <meta:generator>LibreOffice/5.1.6.2$Linux_X86_64 LibreOffice_project/10m0$Build-2</meta:generator>
    <meta:document-statistic meta:table-count="0" meta:image-count="0" meta:object-count="0" meta:page-count="1" meta:paragraph-count="39" meta:word-count="231" meta:character-count="1282" meta:non-whitespace-character-count="803"/>
    <meta:template xlink:type="simple" xlink:actuate="onRequest" xlink:title="Normal.dotm" xlink:href=""/>
  </office:meta>
</office:document-meta>
</file>